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8.64cm" fo:min-width="8.898cm"/>
    </style:style>
    <style:style style:name="gr2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648cm" fo:min-width="0.398cm" fo:padding-top="0.151cm" fo:padding-bottom="0.151cm" fo:padding-left="0.276cm" fo:padding-right="0.276cm"/>
    </style:style>
    <style:style style:name="gr3" style:family="graphic" style:parent-style-name="standard">
      <style:graphic-properties draw:fill-color="#f9a870" draw:textarea-horizontal-align="justify" draw:textarea-vertical-align="middle" draw:auto-grow-height="false" fo:min-height="1.02cm" fo:min-width="0.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6cm"/>
    </style:style>
    <style:style style:name="gr5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0" style:family="graphic" style:parent-style-name="standard">
      <style:graphic-properties svg:stroke-width="0.203cm" svg:stroke-color="#3465a4" draw:marker-start="Arrow" draw:marker-start-width="0.812cm" draw:marker-end-width="0.812cm" draw:textarea-vertical-align="middle" fo:padding-top="0.226cm" fo:padding-bottom="0.226cm" fo:padding-left="0.351cm" fo:padding-right="0.35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9a870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8.89cm" svg:x="6.08cm" svg:y="6.08cm"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5.426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4.843cm" svg:y="7.50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226cm" svg:height="0.962cm" svg:x="9.769cm" svg:y="7.677cm">
          <draw:text-box>
            <text:p>Output Discretes</text:p>
          </draw:text-box>
        </draw:frame>
        <draw:custom-shape draw:style-name="gr5" draw:text-style-name="P2" draw:layer="layout" svg:width="1.27cm" svg:height="1.27cm" svg:x="5.426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297cm" svg:height="0.962cm" svg:x="6.831cm" svg:y="7.658cm">
          <draw:text-box>
            <text:p>Power</text:p>
          </draw:text-box>
        </draw:frame>
        <draw:frame draw:style-name="gr7" draw:text-style-name="P4" draw:layer="layout" svg:width="1.526cm" svg:height="0.962cm" svg:x="6.831cm" svg:y="9.563cm">
          <draw:text-box>
            <text:p>SPI</text:p>
          </draw:text-box>
        </draw:frame>
        <draw:custom-shape draw:style-name="gr5" draw:text-style-name="P2" draw:layer="layout" svg:width="1.27cm" svg:height="1.27cm" svg:x="5.426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4.731cm" svg:height="0.962cm" svg:x="6.831cm" svg:y="11.541cm">
          <draw:text-box>
            <text:p>Input Discretes</text:p>
          </draw:text-box>
        </draw:frame>
        <draw:custom-shape draw:style-name="gr5" draw:text-style-name="P2" draw:layer="layout" svg:width="1.27cm" svg:height="1.27cm" svg:x="5.445cm" svg:y="13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2.085cm" svg:height="0.962cm" svg:x="6.831cm" svg:y="13.373cm">
          <draw:text-box>
            <text:p>Clock</text:p>
          </draw:text-box>
        </draw:frame>
      </draw:page>
      <draw:page draw:name="page2" draw:style-name="dp1" draw:master-page-name="Default">
        <draw:custom-shape draw:style-name="gr1" draw:text-style-name="P1" draw:layer="layout" svg:width="9.398cm" svg:height="8.89cm" svg:x="6.08cm" svg:y="6.08cm">
          <text:p text:style-name="P1">FPGA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5.426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4.843cm" svg:y="7.504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526cm" svg:height="0.962cm" svg:x="12.938cm" svg:y="7.677cm">
          <draw:text-box>
            <text:p>SPI</text:p>
          </draw:text-box>
        </draw:frame>
        <draw:frame draw:style-name="gr8" draw:text-style-name="P4" draw:layer="layout" svg:width="4.731cm" svg:height="0.962cm" svg:x="6.831cm" svg:y="7.641cm">
          <draw:text-box>
            <text:p>Input Discretes</text:p>
          </draw:text-box>
        </draw:frame>
        <draw:custom-shape draw:style-name="gr3" draw:text-style-name="P3" draw:layer="layout" svg:width="1.27cm" svg:height="1.27cm" svg:x="14.843cm" svg:y="9.50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226cm" svg:height="0.962cm" svg:x="9.617cm" svg:y="9.636cm">
          <draw:text-box>
            <text:p>Output Discretes</text:p>
          </draw:text-box>
        </draw:frame>
      </draw:page>
      <draw:page draw:name="page3" draw:style-name="dp1" draw:master-page-name="Default">
        <draw:g xml:id="id1" draw:id="id1">
          <draw:glue-point draw:id="4" svg:x="-4.999cm" svg:y="-2.714cm"/>
          <draw:glue-point draw:id="5" svg:x="-4.999cm" svg:y="-0.571cm"/>
          <draw:glue-point draw:id="6" svg:x="-4.999cm" svg:y="1.714cm"/>
          <draw:glue-point draw:id="7" svg:x="-4.999cm" svg:y="3.857cm"/>
          <draw:glue-point draw:id="8" svg:x="4.982cm" svg:y="-2.714cm"/>
          <draw:custom-shape draw:style-name="gr1" draw:text-style-name="P1" draw:layer="layout" svg:width="9.398cm" svg:height="8.89cm" svg:x="16.224cm" svg:y="2.27cm">
            <text:p text:style-name="P1">Compon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1.27cm" svg:height="1.27cm" svg:x="15.57cm" svg:y="3.65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1.27cm" svg:height="1.27cm" svg:x="24.987cm" svg:y="3.6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5.226cm" svg:height="0.962cm" svg:x="19.913cm" svg:y="3.867cm">
            <draw:text-box>
              <text:p>Output Discretes</text:p>
            </draw:text-box>
          </draw:frame>
          <draw:custom-shape draw:style-name="gr5" draw:text-style-name="P2" draw:layer="layout" svg:width="1.27cm" svg:height="1.27cm" svg:x="15.57cm" svg:y="5.57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6" draw:text-style-name="P4" draw:layer="layout" svg:width="2.297cm" svg:height="0.962cm" svg:x="16.975cm" svg:y="3.848cm">
            <draw:text-box>
              <text:p>Power</text:p>
            </draw:text-box>
          </draw:frame>
          <draw:frame draw:style-name="gr7" draw:text-style-name="P4" draw:layer="layout" svg:width="1.526cm" svg:height="0.962cm" svg:x="16.975cm" svg:y="5.753cm">
            <draw:text-box>
              <text:p>SPI</text:p>
            </draw:text-box>
          </draw:frame>
          <draw:custom-shape draw:style-name="gr5" draw:text-style-name="P2" draw:layer="layout" svg:width="1.27cm" svg:height="1.27cm" svg:x="15.57cm" svg:y="7.60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8" draw:text-style-name="P4" draw:layer="layout" svg:width="4.731cm" svg:height="0.962cm" svg:x="16.975cm" svg:y="7.731cm">
            <draw:text-box>
              <text:p>Input Discretes</text:p>
            </draw:text-box>
          </draw:frame>
          <draw:custom-shape draw:style-name="gr5" draw:text-style-name="P2" draw:layer="layout" svg:width="1.27cm" svg:height="1.27cm" svg:x="15.589cm" svg:y="9.50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9" draw:text-style-name="P4" draw:layer="layout" svg:width="2.085cm" svg:height="0.962cm" svg:x="16.975cm" svg:y="9.563cm">
            <draw:text-box>
              <text:p>Clock</text:p>
            </draw:text-box>
          </draw:frame>
        </draw:g>
        <draw:g xml:id="id2" draw:id="id2">
          <draw:glue-point draw:id="4" svg:x="-4.999cm" svg:y="-2.714cm"/>
          <draw:glue-point draw:id="5" svg:x="4.982cm" svg:y="-2.714cm"/>
          <draw:glue-point draw:id="6" svg:x="4.982cm" svg:y="-0.428cm"/>
          <draw:custom-shape draw:style-name="gr1" draw:text-style-name="P1" draw:layer="layout" svg:width="9.398cm" svg:height="8.89cm" svg:x="3.016cm" svg:y="4.17cm">
            <text:p text:style-name="P1">FPGA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27cm" svg:height="1.27cm" svg:x="2.362cm" svg:y="5.5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27cm" svg:height="1.27cm" svg:x="11.779cm" svg:y="5.59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526cm" svg:height="0.962cm" svg:x="9.874cm" svg:y="5.767cm">
            <draw:text-box>
              <text:p>SPI</text:p>
            </draw:text-box>
          </draw:frame>
          <draw:frame draw:style-name="gr8" draw:text-style-name="P4" draw:layer="layout" svg:width="4.731cm" svg:height="0.962cm" svg:x="3.767cm" svg:y="5.731cm">
            <draw:text-box>
              <text:p>Input Discretes</text:p>
            </draw:text-box>
          </draw:frame>
          <draw:custom-shape draw:style-name="gr3" draw:text-style-name="P3" draw:layer="layout" svg:width="1.27cm" svg:height="1.27cm" svg:x="11.779cm" svg:y="7.59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5.226cm" svg:height="0.962cm" svg:x="6.553cm" svg:y="7.726cm">
            <draw:text-box>
              <text:p>Output Discretes</text:p>
            </draw:text-box>
          </draw:frame>
        </draw:g>
        <draw:connector draw:style-name="gr10" draw:text-style-name="P1" draw:layer="layout" svg:x1="15.571cm" svg:y1="6.208cm" svg:x2="13.029cm" svg:y2="6.203cm" draw:start-shape="id1" draw:start-glue-point="5" draw:end-shape="id2" draw:end-glue-point="5" svg:d="M15571 6208h-1274v-5h-1268" svg:viewBox="0 0 2543 6">
          <text:p/>
        </draw:connector>
        <draw:connector draw:style-name="gr10" draw:text-style-name="P1" draw:layer="layout" svg:x1="15.571cm" svg:y1="8.238cm" svg:x2="13.029cm" svg:y2="8.235cm" draw:start-shape="id1" draw:start-glue-point="6" draw:end-shape="id2" draw:end-glue-point="6" svg:d="M15571 8238h-1274v-3h-1268" svg:viewBox="0 0 2543 4">
          <text:p/>
        </draw:connector>
        <draw:connector draw:style-name="gr10" draw:text-style-name="P1" draw:layer="layout" draw:line-skew="-1.235cm 12.312cm" svg:x1="2.363cm" svg:y1="6.203cm" svg:x2="26.237cm" svg:y2="4.303cm" draw:start-shape="id2" draw:start-glue-point="4" draw:end-shape="id1" draw:end-glue-point="8" svg:d="M2363 6203h-1763v7878h26158v-9778h-521" svg:viewBox="0 0 26159 97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2T20:27:59.455262335</meta:creation-date>
    <dc:date>2019-04-13T08:12:57.575388143</dc:date>
    <meta:editing-duration>PT9M38S</meta:editing-duration>
    <meta:editing-cycles>3</meta:editing-cycles>
    <meta:generator>LibreOffice/6.0.7.3$Linux_X86_64 LibreOffice_project/00m0$Build-3</meta:generator>
    <meta:document-statistic meta:object-count="41"/>
  </office:meta>
</office:document-meta>
</file>